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89000001D459BCBF83F6F5CFA2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ira Mono for Powerline" svg:font-family="'Fira Mono for Powerline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337cm" fo:min-width="7.755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338cm" fo:min-width="3.357cm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973cm" fo:min-width="3.3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138cm" svg:height="15.24cm" svg:x="4.054cm" svg:y="4.81cm">
          <draw:image xlink:href="Pictures/1000000000000289000001D459BCBF83F6F5CFA2.jpg" xlink:type="simple" xlink:show="embed" xlink:actuate="onLoad" draw:mime-type="image/jpeg">
            <text:p/>
          </draw:image>
        </draw:frame>
        <draw:custom-shape draw:style-name="gr2" draw:text-style-name="P2" draw:layer="layout" svg:width="8.255cm" svg:height="1.587cm" svg:x="11.113cm" svg:y="4.4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57cm" svg:height="1.588cm" svg:x="3.763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57cm" svg:height="1.588cm" svg:x="21.496cm" svg:y="4.49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7.938cm" svg:height="1.673cm" svg:x="4.445cm" svg:y="5.763cm">
          <draw:text-box>
            <text:p text:style-name="P3"><text:span text:style-name="T1">Распространенность, %</text:span></text:p>
          </draw:text-box>
        </draw:frame>
        <draw:frame draw:style-name="gr4" draw:text-style-name="P4" draw:layer="layout" svg:width="7.938cm" svg:height="1.673cm" svg:x="20.002cm" svg:y="5.763cm">
          <draw:text-box>
            <text:p text:style-name="P3"><text:span text:style-name="T1">Распространенность, в долях</text:span></text:p>
          </draw:text-box>
        </draw:frame>
        <draw:frame draw:style-name="gr5" draw:text-style-name="P5" draw:layer="layout" svg:width="10.16cm" svg:height="1.905cm" svg:x="13.1cm" svg:y="7.333cm">
          <draw:text-box>
            <text:p>Распространенность СГХС в разных возрастных группах</text:p>
          </draw:text-box>
        </draw:frame>
        <draw:custom-shape draw:style-name="gr6" draw:text-style-name="P2" draw:layer="layout" svg:width="3.81cm" svg:height="2.223cm" svg:x="8.89cm" svg:y="7.35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7.938cm" svg:height="1.673cm" svg:x="8.545cm" svg:y="8.564cm">
          <draw:text-box>
            <text:p text:style-name="P6"><text:span text:style-name="T2">Мужчины</text:span></text:p>
          </draw:text-box>
        </draw:frame>
        <draw:frame draw:style-name="gr4" draw:text-style-name="P7" draw:layer="layout" svg:width="7.938cm" svg:height="1.673cm" svg:x="8.545cm" svg:y="7.265cm">
          <draw:text-box>
            <text:p text:style-name="P6"><text:span text:style-name="T2">Женщины</text:span></text:p>
          </draw:text-box>
        </draw:frame>
        <draw:custom-shape draw:style-name="gr2" draw:text-style-name="P2" draw:layer="layout" svg:width="8.255cm" svg:height="1.587cm" svg:x="11.16cm" svg:y="19.415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7.938cm" svg:height="1.673cm" svg:x="13.382cm" svg:y="19.097cm">
          <draw:text-box>
            <text:p text:style-name="P8"><text:span text:style-name="T3">Возраст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ira Mono for Powerline" svg:font-family="'Fira Mono for Powerline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Fira Mono for Powerlin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ira Mono for Powerline" style:font-family-asian="'Fira Mono for Powerline'" style:font-family-generic-asian="system" style:font-pitch-asian="variable" style:font-size-asian="18pt" style:font-style-asian="normal" style:font-weight-asian="normal" style:font-name-complex="Fira Mono for Powerline" style:font-family-complex="'Fira Mono for Powerline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6T19:27:51.865740068</dc:date>
    <meta:editing-duration>PT16M5S</meta:editing-duration>
    <meta:editing-cycles>4</meta:editing-cycles>
    <meta:generator>LibreOffice/7.5.3.2$Linux_X86_64 LibreOffice_project/50$Build-2</meta:generator>
    <meta:document-statistic meta:object-count="12"/>
  </office:meta>
</office:document-meta>
</file>